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automatic-styles>
    <style:style style:name="P1" style:family="paragraph" style:parent-style-name="Normal">
      <style:text-properties fo:background-color="#ffff00"/>
    </style:style>
    <style:style style:name="P2" style:family="paragraph" style:parent-style-name="Text_20_body_20__28_user_29_">
      <style:text-properties style:font-name="Times New Roman"/>
    </style:style>
    <style:style style:name="P3" style:family="paragraph" style:parent-style-name="Text_20_body_20__28_user_29_">
      <style:text-properties style:font-name="Times New Roman" fo:background-color="#ffff00"/>
    </style:style>
    <style:style style:name="P4" style:family="paragraph" style:parent-style-name="Text_20_body_20__28_user_29_" style:list-style-name="WWNum1"/>
    <style:style style:name="P5" style:family="paragraph" style:parent-style-name="Text_20_body_20__28_user_29_" style:list-style-name="WWNum1">
      <style:text-properties style:font-name="Times New Roman"/>
    </style:style>
    <style:style style:name="P6" style:family="paragraph" style:parent-style-name="Text_20_body_20__28_user_29_">
      <style:text-properties officeooo:rsid="00184908" officeooo:paragraph-rsid="00184908"/>
    </style:style>
    <style:style style:name="P7" style:family="paragraph" style:parent-style-name="Text_20_body_20__28_user_29_">
      <style:text-properties officeooo:rsid="001ac45f" officeooo:paragraph-rsid="001ac45f"/>
    </style:style>
    <style:style style:name="P8" style:family="paragraph" style:parent-style-name="Heading_20_2">
      <style:text-properties style:font-name="Times New Roman"/>
    </style:style>
    <style:style style:name="P9" style:family="paragraph" style:parent-style-name="Heading_20_1">
      <style:text-properties style:font-name="Times New Roman"/>
    </style:style>
    <style:style style:name="P10" style:family="paragraph" style:parent-style-name="Heading_20_1" style:master-page-name="MP0">
      <style:paragraph-properties style:page-number="auto" fo:break-before="page"/>
      <style:text-properties style:font-name="Times New Roman"/>
    </style:style>
    <style:style style:name="T1" style:family="text">
      <style:text-properties fo:background-color="#ffff00" loext:char-shading-value="0"/>
    </style:style>
    <style:style style:name="T2" style:family="text">
      <style:text-properties officeooo:rsid="001ac45f" fo:background-color="#ffff00" loext:char-shading-value="0"/>
    </style:style>
    <style:style style:name="T3" style:family="text">
      <style:text-properties style:font-name="Times New Roman"/>
    </style:style>
    <style:style style:name="T4" style:family="text">
      <style:text-properties style:font-name="Times New Roman" fo:background-color="#ffff00" loext:char-shading-value="0"/>
    </style:style>
    <style:style style:name="T5" style:family="text">
      <style:text-properties style:font-name="Times New Roman" officeooo:rsid="001d6604" fo:background-color="#ffff00" loext:char-shading-value="0"/>
    </style:style>
    <style:style style:name="T6" style:family="text">
      <style:text-properties style:font-name="Times New Roman" officeooo:rsid="001f2c3c" fo:background-color="#ffff00" loext:char-shading-value="0"/>
    </style:style>
    <style:style style:name="T7" style:family="text">
      <style:text-properties style:font-name="Times New Roman" officeooo:rsid="00184c91"/>
    </style:style>
    <style:style style:name="T8" style:family="text">
      <style:text-properties style:font-name="Times New Roman" officeooo:rsid="0018dee5"/>
    </style:style>
    <style:style style:name="T9" style:family="text">
      <style:text-properties style:font-name="Times New Roman" officeooo:rsid="001ac45f"/>
    </style:style>
    <style:style style:name="T10" style:family="text">
      <style:text-properties style:font-name="Times New Roman" officeooo:rsid="001c0fc1"/>
    </style:style>
    <style:style style:name="T11" style:family="text">
      <style:text-properties style:text-position="super 67%" style:font-name="Times New Roman"/>
    </style:style>
    <style:style style:name="T12" style:family="text">
      <style:text-properties style:text-position="super 67%" style:font-name="Times New Roman" officeooo:rsid="0018dee5"/>
    </style:style>
    <style:style style:name="T13" style:family="text">
      <style:text-properties fo:color="#000000" style:font-name="Times New Roman" fo:font-size="9.5pt" style:font-size-asian="9.5pt"/>
    </style:style>
    <style:style style:name="T14" style:family="text">
      <style:text-properties fo:color="#000000" style:font-name="Times New Roman" fo:font-size="9.5pt" fo:font-style="italic" style:font-size-asian="9.5pt" style:font-style-asian="italic"/>
    </style:style>
    <style:style style:name="T15" style:family="text">
      <style:text-properties fo:color="#000000" style:font-name="Times New Roman" fo:font-size="9.5pt" fo:background-color="#ffffff" loext:char-shading-value="0" style:font-size-asian="9.5pt"/>
    </style:style>
    <style:style style:name="T16" style:family="text">
      <style:text-properties officeooo:rsid="001ac4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Introduction</text:h>
      <text:p text:style-name="P6"><text:span text:style-name="T3">This project is about developing an Artificial Intelligence to learn to play a complex card game, Magic: The Gathering (MtG). MtG is a popular trading card game that pits two players against each other in the roles of duel</text:span><text:span text:style-name="T7">l</text:span><text:span text:style-name="T3">ing wizards. </text:span><text:span text:style-name="T8">The players are able to summon creatures and cast spells in an attempt to reduce the opposing players life total down to 0. Cards are used to represent these spells in the game, and players can make their own choice of which cards to include in their decks.</text:span></text:p>
      <text:p text:style-name="P7"><text:span text:style-name="Default_20_Paragraph_20_Font"><text:span text:style-name="T8">Forge</text:span></text:span><text:span text:style-name="Default_20_Paragraph_20_Font"><text:span text:style-name="T12">[5]</text:span></text:span><text:span text:style-name="Default_20_Paragraph_20_Font"><text:span text:style-name="T8"> is an open source project to provide a digital environment to play MtG. </text:span></text:span><text:span text:style-name="T8">T</text:span><text:span text:style-name="T3">he goal of the project is to develop an AI that can be released for use alongside Forge in place of its current AI, which is lacking in certain areas. In this way, the project is for the Forge community and user-base.</text:span></text:p>
      <text:p text:style-name="P1">First sentence should summarise what the project is about <text:span text:style-name="T16">TICK</text:span></text:p>
      <text:p text:style-name="Normal"><text:span text:style-name="Default_20_Paragraph_20_Font"><text:span text:style-name="T1">Explain what magic is. </text:span></text:span><text:span text:style-name="Default_20_Paragraph_20_Font"><text:span text:style-name="T2">TICK</text:span></text:span></text:p>
      <text:p text:style-name="P1">Explain who you are doing this for.<text:span text:style-name="T16">TICK</text:span></text:p>
      <text:p text:style-name="Normal"><text:span text:style-name="Default_20_Paragraph_20_Font"><text:span text:style-name="T1">Explain what this report is about and how it is structured</text:span></text:span></text:p>
      <text:p text:style-name="Normal"><text:span text:style-name="Default_20_Paragraph_20_Font"><text:span text:style-name="T1">Discuss forge? Otherwise it will not be obvious to readers what you mean</text:span></text:span><text:span text:style-name="Default_20_Paragraph_20_Font"><text:span text:style-name="T2">TICK</text:span></text:span></text:p>
      <text:h text:style-name="P8" text:outline-level="2">Aim</text:h>
      <text:p text:style-name="P2">The aim of this project is to provide an AI that can learn to play Magic: The Gathering such that it provides a fun, challenging, and valuable opponent for human players.</text:p>
      <text:h text:style-name="P8" text:outline-level="2">Objectives</text:h>
      <text:list xml:id="list2071782936" text:style-name="WWNum1">
        <text:list-item text:start-value="1">
          <text:p text:style-name="P4"><text:span text:style-name="Default_20_Paragraph_20_Font"><text:span text:style-name="T3">To produce an AI capable of playing a game of Magic: The Gathering </text:span></text:span><text:span text:style-name="Default_20_Paragraph_20_Font"><text:span text:style-name="T9">within the Forge client</text:span></text:span><text:span text:style-name="Default_20_Paragraph_20_Font"><text:span text:style-name="T3"> </text:span></text:span><text:span text:style-name="Default_20_Paragraph_20_Font"><text:span text:style-name="T4">– within what?</text:span></text:span></text:p>
        </text:list-item>
        <text:list-item>
          <text:p text:style-name="P5">The AI should be able to assess the current game state, and evaluate possible moves based upon this assessment.</text:p>
        </text:list-item>
        <text:list-item>
          <text:p text:style-name="P5">The AI should choose what it considers the most favourable move from this evaluation.</text:p>
        </text:list-item>
        <text:list-item>
          <text:p text:style-name="P5">The AI should be able to “learn” from playing games, and become gradually better performing.</text:p>
        </text:list-item>
      </text:list>
      <text:h text:style-name="P9" text:outline-level="1">Background and Motivation</text:h>
      <text:p text:style-name="Text_20_body_20__28_user_29_"><text:span text:style-name="Default_20_Paragraph_20_Font"><text:span text:style-name="T3">There has been a recent surge in studies looking at developing learning AIs for games, both digital and physical. Some good examples of this are AlphaGo</text:span></text:span><text:span text:style-name="Default_20_Paragraph_20_Font"><text:span text:style-name="T11">[1]</text:span></text:span><text:span text:style-name="Default_20_Paragraph_20_Font"><text:span text:style-name="T3"> for the board game Go, as well as Deep Blue</text:span></text:span><text:span text:style-name="Default_20_Paragraph_20_Font"><text:span text:style-name="T11">[2]</text:span></text:span><text:span text:style-name="Default_20_Paragraph_20_Font"><text:span text:style-name="T3"> for Chess; an example of a digital game AI is OpenAI Five</text:span></text:span><text:span text:style-name="Default_20_Paragraph_20_Font"><text:span text:style-name="T11">[3]</text:span></text:span><text:span text:style-name="Default_20_Paragraph_20_Font"><text:span text:style-name="T3"> for the video game Dota 2. These AI are developed with different pursuits in mind, but most look into training AI for real world application, using game contexts as substitutes due to their complex states and decision making requirements.</text:span></text:span></text:p>
      <text:p text:style-name="P2">Magic: The Gathering (MtG) is a strategic card game between two players, who take the roles of duelling wizards, using a variety of spells represented by cards to reduce the other’s life total to 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2"><text:soft-page-break/>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_20_body_20__28_user_29_"><text:span text:style-name="Default_20_Paragraph_20_Font"><text:span text:style-name="T3">Recent studies have shown that MtG is Turing Complete</text:span></text:span><text:span text:style-name="Default_20_Paragraph_20_Font"><text:span text:style-name="T11">[4]</text:span></text:span><text:span text:style-name="Default_20_Paragraph_20_Font"><text:span text:style-name="T3">; this is not directly relevant to developing an AI for the game, but it does mean that MtG is more computationally complex</text:span></text:span><text:span text:style-name="Default_20_Paragraph_20_Font"><text:span text:style-name="T11">[4]</text:span></text:span><text:span text:style-name="Default_20_Paragraph_20_Font"><text:span text:style-name="T3"> than Chess and Go, and speculated to be the most computationally complex game in literature</text:span></text:span><text:span text:style-name="Default_20_Paragraph_20_Font"><text:span text:style-name="T11">[4]</text:span></text:span><text:span text:style-name="Default_20_Paragraph_20_Font"><text:span text:style-name="T3">. <text:s/>The cards required to induce a Turing machine state in the game will likely not be used in this project, due to complexity issues, as well as being an unrealistic scenario. However, the ability to prove MtG is Turing Complete shows the robustness of the game’s logic.</text:span></text:span></text:p>
      <text:p text:style-name="Text_20_body_20__28_user_29_"><text:span text:style-name="Default_20_Paragraph_20_Font"><text:span text:style-name="T3">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tG</text:span></text:span><text:span text:style-name="Default_20_Paragraph_20_Font"><text:span text:style-name="T11">[7]</text:span></text:span><text:span text:style-name="Default_20_Paragraph_20_Font"><text:span text:style-name="T3">,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span></text:span></text:p>
      <text:p text:style-name="Text_20_body_20__28_user_29_"><text:span text:style-name="Default_20_Paragraph_20_Font"><text:span text:style-name="T3">A lot of game AIs use various types of decision trees in combination with neural networks including AlphaGo, Deep Blue, and others</text:span></text:span><text:span text:style-name="Default_20_Paragraph_20_Font"><text:span text:style-name="T11">[6][8]</text:span></text:span><text:span text:style-name="Default_20_Paragraph_20_Font"><text:span text:style-name="T3">. This is the approach I will likely be taking, using tree search to determine what neural network is appropriate for the current game state. The most challenging aspect of this project would be defining appropriate inputs and structure for the neural network(s).</text:span></text:span></text:p>
      <text:h text:style-name="P9" text:outline-level="1">Related Work</text:h>
      <text:p text:style-name="Text_20_body_20__28_user_29_"><text:span text:style-name="Default_20_Paragraph_20_Font"><text:span text:style-name="T3">There have been numerous studies into teaching AI to play traditional board games, AlphaGo</text:span></text:span><text:span text:style-name="Default_20_Paragraph_20_Font"><text:span text:style-name="T11">[1]</text:span></text:span><text:span text:style-name="Default_20_Paragraph_20_Font"><text:span text:style-name="T3"> and Deep Blue</text:span></text:span><text:span text:style-name="Default_20_Paragraph_20_Font"><text:span text:style-name="T11">[2]</text:span></text:span><text:span text:style-name="Default_20_Paragraph_20_Font"><text:span text:style-name="T3"> being more successful examples of this. There have also been studies specific to writing an AI to play MtG</text:span></text:span><text:span text:style-name="Default_20_Paragraph_20_Font"><text:span text:style-name="T11">[7]</text:span></text:span><text:span text:style-name="Default_20_Paragraph_20_Font"><text:span text:style-name="T3">, but these usually involved heavy restrictions on what could be played, severely limiting the game’s complexity. This project aims to create an AI that can play within a less restricted version of the game.</text:span></text:span></text:p>
      <text:p text:style-name="Text_20_body_20__28_user_29_"><text:span text:style-name="Default_20_Paragraph_20_Font"><text:span text:style-name="T4">Show some breadth of knowledge of the area of AI? What options are there for AI approaches? What have people done in the background? – Ah you put this in section later? Maybe summarise what work has been done on different approaches and consider approaches here? Make it as easy as possible to tick the box of breadth of knowledge of the subject area.</text:span></text:span></text:p>
      <text:p text:style-name="Text_20_body"><text:span text:style-name="Default_20_Paragraph_20_Font"><text:span text:style-name="T3">Forge</text:span></text:span><text:span text:style-name="Default_20_Paragraph_20_Font"><text:span text:style-name="T11">[5]</text:span></text:span><text:span text:style-name="Default_20_Paragraph_20_Font"><text:span text:style-name="T3">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span></text:p>
      <text:h text:style-name="P9" text:outline-level="1"><text:soft-page-break/>Description of the Work</text:h>
      <text:p text:style-name="P2">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Text_20_body_20__28_user_29_"><text:span text:style-name="Default_20_Paragraph_20_Font"><text:span text:style-name="T4">What have you achieved so far?</text:span></text:span></text:p>
      <text:h text:style-name="P9" text:outline-level="1">Methodology</text:h>
      <text:p text:style-name="P2">There are many methods used within AI research, and a wide spread of them are present in game playing research.</text:p>
      <text:h text:style-name="P8" text:outline-level="2">Convolutional Networks</text:h>
      <text:p text:style-name="Text_20_body_20__28_user_29_"><text:span text:style-name="Default_20_Paragraph_20_Font"><text:span text:style-name="T3">For some games, such as Go</text:span></text:span><text:span text:style-name="Default_20_Paragraph_20_Font"><text:span text:style-name="T11">[6]</text:span></text:span><text:span text:style-name="Default_20_Paragraph_20_Font"><text:span text:style-name="T3">, or Chess, convolutional networks can be used to recognise board patterns and compare these to standard board states, which the AI can use to make a decision. This 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text:span></text:span></text:p>
      <text:p text:style-name="Text_20_body_20__28_user_29_"><text:span text:style-name="Default_20_Paragraph_20_Font"><text:span text:style-name="T4">Add references to show you read the literature. Books and/or papers</text:span></text:span></text:p>
      <text:p text:style-name="P2">MtG does not have a rigid board structure; it does not matter what order cards are positioned on the table, nor in the hand. This means that an image based algorithm would not suit the AI, as it would not be able to read any meaningful data from the images.</text:p>
      <text:h text:style-name="P8" text:outline-level="2">Branching Decision Trees</text:h>
      <text:p text:style-name="Text_20_body_20__28_user_29_"><text:span text:style-name="Default_20_Paragraph_20_Font"><text:span text:style-name="T3">Decision trees are used frequently</text:span></text:span><text:span text:style-name="Default_20_Paragraph_20_Font"><text:span text:style-name="T11">[1][8]</text:span></text:span><text:span text:style-name="Default_20_Paragraph_20_Font"><text:span text:style-name="T3">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text:span></text:span></text:p>
      <text:p text:style-name="Text_20_body_20__28_user_29_"><text:span text:style-name="Default_20_Paragraph_20_Font"><text:span text:style-name="T4">Add references to show you read the literature. Books and/or papers</text:span></text:span></text:p>
      <text:p text:style-name="Text_20_body_20__28_user_29_"><text:span text:style-name="Default_20_Paragraph_20_Font"><text:span text:style-name="T3">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ext:span></text:span><text:span text:style-name="Default_20_Paragraph_20_Font"><text:span text:style-name="T10">This is because with each additional possible game state, the number of possible paths increases exponentially.</text:span></text:span><text:span text:style-name="Default_20_Paragraph_20_Font"><text:span text:style-name="T3"> </text:span></text:span><text:span text:style-name="Default_20_Paragraph_20_Font"><text:span text:style-name="T4">Say why – e.g. number of them.</text:span></text:span><text:span text:style-name="Default_20_Paragraph_20_Font"><text:span text:style-name="T5">ADDED</text:span></text:span><text:span text:style-name="Default_20_Paragraph_20_Font"><text:span text:style-name="T6">?</text:span></text:span><text:span text:style-name="Default_20_Paragraph_20_Font"><text:span text:style-name="T3"> This issue is particularly pertinent within MtG, as the board states can vary greatly between games, and strategies can appear very similar to start, and only become apparent as different several turns into the game.</text:span></text:span></text:p>
      <text:h text:style-name="P8" text:outline-level="2"><text:soft-page-break/>Neural Networks</text:h>
      <text:p text:style-name="Text_20_body_20__28_user_29_"><text:span text:style-name="Default_20_Paragraph_20_Font"><text:span text:style-name="T3">Neural networks are very common within AI development</text:span></text:span><text:span text:style-name="Default_20_Paragraph_20_Font"><text:span text:style-name="T11">[1][2][6]</text:span></text:span><text:span text:style-name="Default_20_Paragraph_20_Font"><text:span text:style-name="T3">,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text:span></text:span></text:p>
      <text:p text:style-name="Text_20_body_20__28_user_29_"><text:span text:style-name="Default_20_Paragraph_20_Font"><text:span text:style-name="T4">Add references to show you read the literature. Books and/or papers</text:span></text:span></text:p>
      <text:p text:style-name="Text_20_body_20__28_user_29_"><text:span text:style-name="Default_20_Paragraph_20_Font"><text:span text:style-name="T3">For this project, a neural network could be useful, as reinforcement learning is a desired part of the final AI, and a neural network is an efficient way to do this. </text:span></text:span><text:span text:style-name="Default_20_Paragraph_20_Font"><text:span text:style-name="T4">Evidence?</text:span></text:span><text:span text:style-name="Default_20_Paragraph_20_Font"><text:span text:style-name="T3"> However, neural networks require specific inputs, and so deciding what inputs these should be can be difficult. In the case of MtG, it is not especially apparent what all the inputs should be, due to the large quantity of possible inputs available. This includes player information, such as life totals or cards in hand, as well as information about certain cards, properties of cards on the board, and cards in decks. Inputting all of this information into a network might result in a network that is difficult to train, and not very good at playing or learning to play. In this case, a neural network needs to have a clear purpose, and focussed inputs to aid in its performance. </text:span></text:span><text:span text:style-name="Default_20_Paragraph_20_Font"><text:span text:style-name="T4">Is this last sentence really a good summary of the problem?</text:span></text:span></text:p>
      <text:h text:style-name="P9" text:outline-level="1">Design</text:h>
      <text:p text:style-name="P2">The current design as is follows: a card selection AI, that uses attributes about cards in hand, as well as limited board state information, to choose which card to play when available.</text:p>
      <text:p text:style-name="Text_20_body_20__28_user_29_"><text:span text:style-name="Default_20_Paragraph_20_Font"><text:span text:style-name="T4">I think it needs some kind of high level overview of what you are trying to do and how you have broken it down</text:span></text:span></text:p>
      <text:p text:style-name="P3">Pictures/diagrams/flow charts help clarify</text:p>
      <text:p text:style-name="P3">Class diagrams if appropriate?</text:p>
      <text:p text:style-name="Text_20_body_20__28_user_29_"><text:span text:style-name="Default_20_Paragraph_20_Font"><text:span text:style-name="T4">Info about how you integrate into Forge?</text:span></text:span></text:p>
      <text:h text:style-name="P8" text:outline-level="2">Decision Inputs</text:h>
      <text:p text:style-name="Text_20_body_20__28_user_29_"><text:span text:style-name="Default_20_Paragraph_20_Font"><text:span text:style-name="T3">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text:span></text:span><text:span text:style-name="Default_20_Paragraph_20_Font"><text:span text:style-name="T4">How is it scored?</text:span></text:span><text:span text:style-name="Default_20_Paragraph_20_Font"><text:span text:style-name="T3"> Since training data is unavailable for the initial tries, any successful games will have their scores saved as good data, and lost games will have a chance to have their scores saved as well, in case good decisions were made despite losing the game.</text:span></text:span></text:p>
      <text:p text:style-name="P2">In order to input a card’s attributes, I will have an algorithm that uses the Forge client’s card database API, which contains all the relevant attributes and information, and saves it into a state that <text:soft-page-break/>can be input into the neural network. The algorithm will give a value between 0 and 1 for each possible attribute, and this will reflect what qualities or effects a card has, and how much value each attribute is to the card as a whole.</text:p>
      <text:p text:style-name="P2">Another important 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9" text:outline-level="1">Implementation</text:h>
      <text:p text:style-name="Text_20_body_20__28_user_29_"><text:span text:style-name="Default_20_Paragraph_20_Font"><text:span text:style-name="T3">The implementation will be written in part in java, and in part in python. The reasoning behind this is because the Forge client is written in java, and so writing the AI in java is practically required. The neural network part will be written in python using the tensorflow</text:span></text:span><text:span text:style-name="Default_20_Paragraph_20_Font"><text:span text:style-name="T11">[10]</text:span></text:span><text:span text:style-name="Default_20_Paragraph_20_Font"><text:span text:style-name="T3"> library. This is because I do not have the knowledge or time to effectively write my own neural network structure for this project. To interface between the Forge client and the neural network I will use the tensorflow java library.</text:span></text:span></text:p>
      <text:p text:style-name="Text_20_body_20__28_user_29_"><text:span text:style-name="Default_20_Paragraph_20_Font"><text:span text:style-name="T4">Could you do a diagram of the various components that you have written and how they fit together?</text:span></text:span></text:p>
      <text:h text:style-name="P9" text:outline-level="1">Progress</text:h>
      <text:p text:style-name="P2">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p text:style-name="P3">What have you achieved?</text:p>
      <text:p text:style-name="P3">What did you not achieve?</text:p>
      <text:p text:style-name="P3">I suggest showing comparative gantt charts, planned vs actual</text:p>
      <text:p text:style-name="P3">What went well?</text:p>
      <text:p text:style-name="P3">What went badly?</text:p>
      <text:p text:style-name="P3">What would you do differently if you did it again?</text:p>
      <text:p text:style-name="Text_20_body_20__28_user_29_"><text:span text:style-name="Default_20_Paragraph_20_Font"><text:span text:style-name="T4">What problems do you foresee?</text:span></text:span></text:p>
      <text:p text:style-name="P2"/>
      <text:h text:style-name="P9" text:outline-level="1">Bibliography</text:h>
      <text:p text:style-name="Text_20_body_20__28_user_29_"><text:span text:style-name="Default_20_Paragraph_20_Font"><text:span text:style-name="T3">[1] </text:span></text:span><text:span text:style-name="Default_20_Paragraph_20_Font"><text:span text:style-name="T13">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text:span text:style-name="Default_20_Paragraph_20_Font"><text:span text:style-name="T14">Nature</text:span></text:span><text:span text:style-name="Default_20_Paragraph_20_Font"><text:span text:style-name="T13">, 529(7587), pp.484-489.</text:span></text:span></text:p>
      <text:p text:style-name="Text_20_body_20__28_user_29_"><text:span text:style-name="Default_20_Paragraph_20_Font"><text:span text:style-name="T3">[2] </text:span></text:span><text:span text:style-name="Default_20_Paragraph_20_Font"><text:span text:style-name="T13">Campbell, M., Hoane, A. and Hsu, F. (2002). Deep Blue. </text:span></text:span><text:span text:style-name="Default_20_Paragraph_20_Font"><text:span text:style-name="T14">Artificial Intelligence</text:span></text:span><text:span text:style-name="Default_20_Paragraph_20_Font"><text:span text:style-name="T13">, 134(1-2), pp.57-83.</text:span></text:span></text:p>
      <text:p text:style-name="Text_20_body_20__28_user_29_"><text:span text:style-name="Default_20_Paragraph_20_Font"><text:span text:style-name="T3">[3] </text:span></text:span><text:span text:style-name="Default_20_Paragraph_20_Font"><text:span text:style-name="T13">OpenAI. (2019). </text:span></text:span><text:span text:style-name="Default_20_Paragraph_20_Font"><text:span text:style-name="T14">OpenAI Five</text:span></text:span><text:span text:style-name="Default_20_Paragraph_20_Font"><text:span text:style-name="T13">. [online] Available at: </text:span></text:span><text:a xlink:type="simple" xlink:href="https://openai.com/blog/openai-five/" office:target-frame-name="_top" xlink:show="replace" text:style-name="Internet_20_link" text:visited-style-name="Visited_20_Internet_20_Link"><text:span text:style-name="ListLabel_20_1"><text:span text:style-name="T3">https://openai.com/blog/openai-five/</text:span></text:span></text:a><text:span text:style-name="Default_20_Paragraph_20_Font"><text:span text:style-name="T15"> </text:span></text:span><text:span text:style-name="Default_20_Paragraph_20_Font"><text:span text:style-name="T13">[Accessed 9 Oct. 2019].</text:span></text:span></text:p>
      <text:p text:style-name="Text_20_body_20__28_user_29_"><text:soft-page-break/><text:span text:style-name="Default_20_Paragraph_20_Font"><text:span text:style-name="T3">[4] </text:span></text:span><text:span text:style-name="Default_20_Paragraph_20_Font"><text:span text:style-name="T13">Churchill, A., Biderman, S. and Herrick, A. (2019). Magic the Gathering is Turing Complete. [online] Available at: </text:span></text:span><text:a xlink:type="simple" xlink:href="https://arxiv.org/abs/1904.09828" office:target-frame-name="_top" xlink:show="replace" text:style-name="Internet_20_link" text:visited-style-name="Visited_20_Internet_20_Link"><text:span text:style-name="ListLabel_20_1"><text:span text:style-name="T3">https://arxiv.org/abs/1904.09828</text:span></text:span></text:a><text:span text:style-name="Default_20_Paragraph_20_Font"><text:span text:style-name="T15"> </text:span></text:span><text:span text:style-name="Default_20_Paragraph_20_Font"><text:span text:style-name="T13">[Accessed 9 Oct. 2019].</text:span></text:span></text:p>
      <text:p text:style-name="Text_20_body_20__28_user_29_"><text:span text:style-name="Default_20_Paragraph_20_Font"><text:span text:style-name="T3">[5] </text:span></text:span><text:span text:style-name="Default_20_Paragraph_20_Font"><text:span text:style-name="T13">Slightlymagic.net. (2019). </text:span></text:span><text:span text:style-name="Default_20_Paragraph_20_Font"><text:span text:style-name="T14">Forge - Slightly Magic</text:span></text:span><text:span text:style-name="Default_20_Paragraph_20_Font"><text:span text:style-name="T13">. [online] Available at:  </text:span></text:span><text:a xlink:type="simple" xlink:href="https://www.slightlymagic.net/wiki/Forge" office:target-frame-name="_top" xlink:show="replace" text:style-name="Internet_20_link" text:visited-style-name="Visited_20_Internet_20_Link"><text:span text:style-name="ListLabel_20_1"><text:span text:style-name="T3">https://www.slightlymagic.net/wiki/Forge</text:span></text:span></text:a><text:span text:style-name="Default_20_Paragraph_20_Font"><text:span text:style-name="T15"> </text:span></text:span><text:span text:style-name="Default_20_Paragraph_20_Font"><text:span text:style-name="T13">[Accessed 9 Oct. 2019].</text:span></text:span></text:p>
      <text:p text:style-name="Text_20_body_20__28_user_29_"><text:span text:style-name="Default_20_Paragraph_20_Font"><text:span text:style-name="T3">[6] </text:span></text:span><text:span text:style-name="Default_20_Paragraph_20_Font"><text:span text:style-name="T13">Barratt, J. and Pan, C. (2017). Playing Go without Game Tree Search Using Convolutional Neural Networks. [online] Available at: </text:span></text:span><text:a xlink:type="simple" xlink:href="http://cs231n.stanford.edu/reports/2017/pdfs/603.pdf" office:target-frame-name="_top" xlink:show="replace" text:style-name="Internet_20_link" text:visited-style-name="Visited_20_Internet_20_Link"><text:span text:style-name="ListLabel_20_1"><text:span text:style-name="T3">http://cs231n.stanford.edu/reports/2017/pdfs/603.pdf</text:span></text:span></text:a><text:span text:style-name="Default_20_Paragraph_20_Font"><text:span text:style-name="T15"> </text:span></text:span><text:span text:style-name="Default_20_Paragraph_20_Font"><text:span text:style-name="T13">[Accessed 16 Oct. 2019].</text:span></text:span></text:p>
      <text:p text:style-name="Text_20_body_20__28_user_29_"><text:span text:style-name="Default_20_Paragraph_20_Font"><text:span text:style-name="T3">[7] </text:span></text:span><text:span text:style-name="Default_20_Paragraph_20_Font"><text:span text:style-name="T13">Ward, C. and Cowling, P. (2009). Monte Carlo Search Applied to Card Selection in Magic: The Gathering. [online] Available at: </text:span></text:span><text:a xlink:type="simple" xlink:href="https://web.archive.org/web/20160528074031/http:/scim.brad.ac.uk/staff/pdf/picowlin/CIG2009.pdf" office:target-frame-name="_top" xlink:show="replace" text:style-name="Internet_20_link" text:visited-style-name="Visited_20_Internet_20_Link"><text:span text:style-name="ListLabel_20_1"><text:span text:style-name="T3">https://web.archive.org/web/20160528074031/http://scim.brad.ac.uk/staff/pdf/picowlin/CIG2009.pdf</text:span></text:span></text:a><text:span text:style-name="Default_20_Paragraph_20_Font"><text:span text:style-name="T15"> </text:span></text:span><text:span text:style-name="Default_20_Paragraph_20_Font"><text:span text:style-name="T13">[Accessed 16 Oct. 2019].</text:span></text:span></text:p>
      <text:p text:style-name="Text_20_body_20__28_user_29_"><text:span text:style-name="Default_20_Paragraph_20_Font"><text:span text:style-name="T3">[8] </text:span></text:span><text:span text:style-name="Default_20_Paragraph_20_Font"><text:span text:style-name="T13">Silver, D. and Huang, A. (2012). Mastering the Game of Go with Deep Neural Networks and Tree Search. [online] Available at: </text:span></text:span><text:a xlink:type="simple" xlink:href="http://www0.cs.ucl.ac.uk/staff/d.silver/web/Publications_files/unformatted_final_mastering_go.pdf" office:target-frame-name="_top" xlink:show="replace" text:style-name="Internet_20_link" text:visited-style-name="Visited_20_Internet_20_Link"><text:span text:style-name="ListLabel_20_1"><text:span text:style-name="T3">http://www0.cs.ucl.ac.uk/staff/d.silver/web/Publications_files/unformatted_final_mastering_go.pdf</text:span></text:span></text:a><text:span text:style-name="Default_20_Paragraph_20_Font"><text:span text:style-name="T15"> </text:span></text:span><text:span text:style-name="Default_20_Paragraph_20_Font"><text:span text:style-name="T13">[Accessed 16 Oct. 2019].</text:span></text:span></text:p>
      <text:p text:style-name="Text_20_body_20__28_user_29_"><text:span text:style-name="Default_20_Paragraph_20_Font"><text:span text:style-name="T13">[9] Flores. M 1999, “Who’s the Beatdown?” </text:span></text:span><text:a xlink:type="simple" xlink:href="https://web.archive.org/web/20190329100828/http:/starcitygames.com/magic/fundamentals/3692_Whos_The_Beatdown.html" office:target-frame-name="_top" xlink:show="replace" text:style-name="Internet_20_link" text:visited-style-name="Visited_20_Internet_20_Link">https://web.archive.org/web/20190329100828/http://starcitygames.com/magic/fundamentals/3692_Whos_The_Beatdown.html</text:a><text:span text:style-name="Default_20_Paragraph_20_Font"><text:span text:style-name="T13"> [Accessed 1 December]</text:span></text:span></text:p>
      <text:p text:style-name="Text_20_body_20__28_user_29_"><text:span text:style-name="Default_20_Paragraph_20_Font"><text:span text:style-name="T13">[10] tensorFlow </text:span></text:span><text:a xlink:type="simple" xlink:href="https://www.tensorflow.org/" office:target-frame-name="_top" xlink:show="replace" text:style-name="Internet_20_link" text:visited-style-name="Visited_20_Internet_20_Link">https://www.tensorflow.org/</text:a><text:span text:style-name="Default_20_Paragraph_20_Font"><text:span text:style-name="T13"> <text:s/>[Accessed 1 Decemb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_20__28_user_29_"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_20__28_user_29_"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Default_20_Paragraph_20_Font" style:display-name="Default Paragraph Font" style:family="text"/>
    <style:style style:name="ListLabel_20_1" style:display-name="ListLabel 1"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4" style:display-name="ListLabel 4"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Jason Adam David Atkin</meta:initial-creator>
    <meta:creation-date>2019-12-03T14:30:00Z</meta:creation-date>
    <dc:date>2019-12-04T11:14:13.480000000</dc:date>
    <meta:editing-cycles>12</meta:editing-cycles>
    <meta:editing-duration>PT2H21M37S</meta:editing-duration>
    <meta:document-statistic meta:table-count="0" meta:image-count="0" meta:object-count="0" meta:page-count="6" meta:paragraph-count="76" meta:word-count="2652" meta:character-count="15949" meta:non-whitespace-character-count="13368"/>
    <meta:template xlink:type="simple" xlink:actuate="onRequest" xlink:title="" xlink:href="Normal.dotm"/>
  </office:meta>
</office:document-meta>
</file>